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1" table:default-cell-style-name="ce5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2">
          <table:table-cell table:style-name="ce1"/>
          <table:table-cell table:style-name="ce3" table:number-columns-repeated="4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Derived m =</text:p>
          </table:table-cell>
          <table:table-cell table:style-name="ce4" office:value-type="float" office:value="0.562853312562559">
            <text:p>0.5629</text:p>
          </table:table-cell>
          <table:table-cell table:style-name="ce7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Derived b = </text:p>
          </table:table-cell>
          <table:table-cell table:style-name="ce4" office:value-type="float" office:value="-17.841273577306">
            <text:p>-17.8413</text:p>
          </table:table-cell>
          <table:table-cell table:style-name="ce7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office:value-type="float" office:value="7.5">
            <text:p>7.5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office:value-type="float" office:value="288785.194936464">
            <text:p>288785.19</text:p>
          </table:table-cell>
          <table:table-cell table:style-name="ce1" office:value-type="string">
            <text:p><text:s/>= SumX*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1" table:number-rows-repeated="2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^0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</text:p>
          </table:table-cell>
          <table:table-cell table:style-name="ce1"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>
            <draw:frame table:end-cell-address="JustDataForLab.U49" table:end-x="0.1169in" table:end-y="0.0894in" draw:z-index="0" draw:style-name="gr1" draw:text-style-name="P1" svg:width="8.6012in" svg:height="6.0937in" svg:x="0.4059in" svg:y="0.0409in">
              <draw:object draw:notify-on-update-of-ranges="JustDataForLab.D14:JustDataForLab.D50 JustDataForLab.E12:JustDataForLab.E13 JustDataForLab.E14:JustDataForLab.E50 JustDataForLab.D14:JustDataForLab.D50 JustDataForLab.G12:JustDataForLab.G13 JustDataForLab.G14:JustDataForLab.G50 JustDataForLab.D14:JustDataForLab.D50 JustDataForLab.J11:JustDataForLab.J13 JustDataForLab.J14:JustDataForLab.J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4"/>
        </table:table-row>
      </table:table>
      <table:table table:name="LinearCurveFit_YouCanChang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table:number-columns-repeated="3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 table:formula="of:=SUM([.C14:.C50])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m =</text:p>
          </table:table-cell>
          <table:table-cell table:style-name="ce4" table:formula="of:=([.H5]*[.H6]-[.B50]*[.H8])/([.H5]*[.H5]-[.B50]*[.H7])" office:value-type="float" office:value="0.574879689684018">
            <text:p>0.5749</text:p>
          </table:table-cell>
          <table:table-cell table:style-name="ce7" table:formula="of:=5/9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table:formula="of:=SUM([.F14:.F50])" office:value-type="float" office:value="1874.27947349381">
            <text:p>1874.28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b =</text:p>
          </table:table-cell>
          <table:table-cell table:style-name="ce4" table:formula="of:=([.H6]-[.D6]*[.H5])/[.B50]" office:value-type="float" office:value="-19.4791201551311">
            <text:p>-19.4791</text:p>
          </table:table-cell>
          <table:table-cell table:style-name="ce7" table:formula="of:=-32*5/9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table:formula="of:=SUM([.G14:.G50])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 table:number-columns-repeated="3"/>
          <table:table-cell table:style-name="ce1" office:value-type="float" office:value="10">
            <text:p>10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table:formula="of:=SUM([.H14:.H50])" office:value-type="float" office:value="289283.159043424">
            <text:p>289283.16</text:p>
          </table:table-cell>
          <table:table-cell table:style-name="ce1" office:value-type="string">
            <text:p><text:s/>= SumX*Y</text:p>
          </table:table-cell>
          <table:table-cell table:style-name="ce1" table:number-columns-repeated="1015"/>
        </table:table-row>
        <table:table-row table:style-name="ro1" table:number-rows-repeated="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 –&gt; Noise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 → From Data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5" table:formula="of:=[.$E$6]*[.C14]+[.$E$7]" office:value-type="float" office:value="0">
            <text:p>0.00</text:p>
          </table:table-cell>
          <table:table-cell table:style-name="ce5" table:formula="of:=RAND()*2*[.$E$8]-[.$E$8]" office:value-type="float" office:value="-9.6148517401889">
            <text:p>-9.61</text:p>
          </table:table-cell>
          <table:table-cell table:style-name="ce5" table:formula="of:=[.$E$6]*[.C14]+[.$E$7]+[.E14]" office:value-type="float" office:value="-9.6148517401889">
            <text:p>-9.61</text:p>
          </table:table-cell>
          <table:table-cell table:style-name="ce2" table:formula="of:=[.C14]*[.C14]" office:value-type="float" office:value="1024">
            <text:p>1024</text:p>
          </table:table-cell>
          <table:table-cell table:formula="of:=[.C14]*[.F14]" office:value-type="float" office:value="-307.675255686045">
            <text:p>-307.68</text:p>
          </table:table-cell>
          <table:table-cell table:style-name="ce5" table:formula="of:=[.$D$6]*[.C14]+[.$D$7]" office:value-type="float" office:value="-1.08297008524253">
            <text:p>-1.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4]+5" office:value-type="float" office:value="37">
            <text:p>37</text:p>
          </table:table-cell>
          <table:table-cell table:style-name="ce5" table:formula="of:=[.$E$6]*[.C15]+[.$E$7]" office:value-type="float" office:value="2.77777777777778">
            <text:p>2.78</text:p>
          </table:table-cell>
          <table:table-cell table:style-name="ce5" table:formula="of:=RAND()*2*[.$E$8]-[.$E$8]" office:value-type="float" office:value="6.78974504582584">
            <text:p>6.79</text:p>
          </table:table-cell>
          <table:table-cell table:style-name="ce5" table:formula="of:=[.$E$6]*[.C15]+[.$E$7]+[.E15]" office:value-type="float" office:value="9.56752282360362">
            <text:p>9.57</text:p>
          </table:table-cell>
          <table:table-cell table:style-name="ce2" table:formula="of:=[.C15]*[.C15]" office:value-type="float" office:value="1369">
            <text:p>1369</text:p>
          </table:table-cell>
          <table:table-cell table:formula="of:=[.C15]*[.F15]" office:value-type="float" office:value="353.998344473334">
            <text:p>354.00</text:p>
          </table:table-cell>
          <table:table-cell table:style-name="ce5" table:formula="of:=[.$D$6]*[.C15]+[.$D$7]" office:value-type="float" office:value="1.79142836317756">
            <text:p>1.7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5]+5" office:value-type="float" office:value="42">
            <text:p>42</text:p>
          </table:table-cell>
          <table:table-cell table:style-name="ce5" table:formula="of:=[.$E$6]*[.C16]+[.$E$7]" office:value-type="float" office:value="5.55555555555556">
            <text:p>5.56</text:p>
          </table:table-cell>
          <table:table-cell table:style-name="ce5" table:formula="of:=RAND()*2*[.$E$8]-[.$E$8]" office:value-type="float" office:value="-2.5741565041244">
            <text:p>-2.57</text:p>
          </table:table-cell>
          <table:table-cell table:style-name="ce5" table:formula="of:=[.$E$6]*[.C16]+[.$E$7]+[.E16]" office:value-type="float" office:value="2.98139905143115">
            <text:p>2.98</text:p>
          </table:table-cell>
          <table:table-cell table:style-name="ce2" table:formula="of:=[.C16]*[.C16]" office:value-type="float" office:value="1764">
            <text:p>1764</text:p>
          </table:table-cell>
          <table:table-cell table:formula="of:=[.C16]*[.F16]" office:value-type="float" office:value="125.218760160108">
            <text:p>125.22</text:p>
          </table:table-cell>
          <table:table-cell table:style-name="ce5" table:formula="of:=[.$D$6]*[.C16]+[.$D$7]" office:value-type="float" office:value="4.66582681159765">
            <text:p>4.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6]+5" office:value-type="float" office:value="47">
            <text:p>47</text:p>
          </table:table-cell>
          <table:table-cell table:style-name="ce5" table:formula="of:=[.$E$6]*[.C17]+[.$E$7]" office:value-type="float" office:value="8.33333333333333">
            <text:p>8.33</text:p>
          </table:table-cell>
          <table:table-cell table:style-name="ce5" table:formula="of:=RAND()*2*[.$E$8]-[.$E$8]" office:value-type="float" office:value="6.33905651979148">
            <text:p>6.34</text:p>
          </table:table-cell>
          <table:table-cell table:style-name="ce5" table:formula="of:=[.$E$6]*[.C17]+[.$E$7]+[.E17]" office:value-type="float" office:value="14.6723898531248">
            <text:p>14.67</text:p>
          </table:table-cell>
          <table:table-cell table:style-name="ce2" table:formula="of:=[.C17]*[.C17]" office:value-type="float" office:value="2209">
            <text:p>2209</text:p>
          </table:table-cell>
          <table:table-cell table:formula="of:=[.C17]*[.F17]" office:value-type="float" office:value="689.602323096866">
            <text:p>689.60</text:p>
          </table:table-cell>
          <table:table-cell table:style-name="ce5" table:formula="of:=[.$D$6]*[.C17]+[.$D$7]" office:value-type="float" office:value="7.54022526001775">
            <text:p>7.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7]+5" office:value-type="float" office:value="52">
            <text:p>52</text:p>
          </table:table-cell>
          <table:table-cell table:style-name="ce5" table:formula="of:=[.$E$6]*[.C18]+[.$E$7]" office:value-type="float" office:value="11.1111111111111">
            <text:p>11.11</text:p>
          </table:table-cell>
          <table:table-cell table:style-name="ce5" table:formula="of:=RAND()*2*[.$E$8]-[.$E$8]" office:value-type="float" office:value="1.06961836572737">
            <text:p>1.07</text:p>
          </table:table-cell>
          <table:table-cell table:style-name="ce5" table:formula="of:=[.$E$6]*[.C18]+[.$E$7]+[.E18]" office:value-type="float" office:value="12.1807294768385">
            <text:p>12.18</text:p>
          </table:table-cell>
          <table:table-cell table:style-name="ce2" table:formula="of:=[.C18]*[.C18]" office:value-type="float" office:value="2704">
            <text:p>2704</text:p>
          </table:table-cell>
          <table:table-cell table:formula="of:=[.C18]*[.F18]" office:value-type="float" office:value="633.397932795601">
            <text:p>633.40</text:p>
          </table:table-cell>
          <table:table-cell table:style-name="ce5" table:formula="of:=[.$D$6]*[.C18]+[.$D$7]" office:value-type="float" office:value="10.4146237084378">
            <text:p>10.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8]+5" office:value-type="float" office:value="57">
            <text:p>57</text:p>
          </table:table-cell>
          <table:table-cell table:style-name="ce5" table:formula="of:=[.$E$6]*[.C19]+[.$E$7]" office:value-type="float" office:value="13.8888888888889">
            <text:p>13.89</text:p>
          </table:table-cell>
          <table:table-cell table:style-name="ce5" table:formula="of:=RAND()*2*[.$E$8]-[.$E$8]" office:value-type="float" office:value="-3.93088683485985">
            <text:p>-3.93</text:p>
          </table:table-cell>
          <table:table-cell table:style-name="ce5" table:formula="of:=[.$E$6]*[.C19]+[.$E$7]+[.E19]" office:value-type="float" office:value="9.95800205402904">
            <text:p>9.96</text:p>
          </table:table-cell>
          <table:table-cell table:style-name="ce2" table:formula="of:=[.C19]*[.C19]" office:value-type="float" office:value="3249">
            <text:p>3249</text:p>
          </table:table-cell>
          <table:table-cell table:formula="of:=[.C19]*[.F19]" office:value-type="float" office:value="567.606117079655">
            <text:p>567.61</text:p>
          </table:table-cell>
          <table:table-cell table:style-name="ce5" table:formula="of:=[.$D$6]*[.C19]+[.$D$7]" office:value-type="float" office:value="13.2890221568579">
            <text:p>13.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9]+5" office:value-type="float" office:value="62">
            <text:p>62</text:p>
          </table:table-cell>
          <table:table-cell table:style-name="ce5" table:formula="of:=[.$E$6]*[.C20]+[.$E$7]" office:value-type="float" office:value="16.6666666666667">
            <text:p>16.67</text:p>
          </table:table-cell>
          <table:table-cell table:style-name="ce5" table:formula="of:=RAND()*2*[.$E$8]-[.$E$8]" office:value-type="float" office:value="1.8454846739769">
            <text:p>1.85</text:p>
          </table:table-cell>
          <table:table-cell table:style-name="ce5" table:formula="of:=[.$E$6]*[.C20]+[.$E$7]+[.E20]" office:value-type="float" office:value="18.5121513406436">
            <text:p>18.51</text:p>
          </table:table-cell>
          <table:table-cell table:style-name="ce2" table:formula="of:=[.C20]*[.C20]" office:value-type="float" office:value="3844">
            <text:p>3844</text:p>
          </table:table-cell>
          <table:table-cell table:formula="of:=[.C20]*[.F20]" office:value-type="float" office:value="1147.7533831199">
            <text:p>1147.75</text:p>
          </table:table-cell>
          <table:table-cell table:style-name="ce5" table:formula="of:=[.$D$6]*[.C20]+[.$D$7]" office:value-type="float" office:value="16.163420605278">
            <text:p>16.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0]+5" office:value-type="float" office:value="67">
            <text:p>67</text:p>
          </table:table-cell>
          <table:table-cell table:style-name="ce5" table:formula="of:=[.$E$6]*[.C21]+[.$E$7]" office:value-type="float" office:value="19.4444444444444">
            <text:p>19.44</text:p>
          </table:table-cell>
          <table:table-cell table:style-name="ce5" table:formula="of:=RAND()*2*[.$E$8]-[.$E$8]" office:value-type="float" office:value="1.53327416628599">
            <text:p>1.53</text:p>
          </table:table-cell>
          <table:table-cell table:style-name="ce5" table:formula="of:=[.$E$6]*[.C21]+[.$E$7]+[.E21]" office:value-type="float" office:value="20.9777186107304">
            <text:p>20.98</text:p>
          </table:table-cell>
          <table:table-cell table:style-name="ce2" table:formula="of:=[.C21]*[.C21]" office:value-type="float" office:value="4489">
            <text:p>4489</text:p>
          </table:table-cell>
          <table:table-cell table:formula="of:=[.C21]*[.F21]" office:value-type="float" office:value="1405.50714691894">
            <text:p>1405.51</text:p>
          </table:table-cell>
          <table:table-cell table:style-name="ce5" table:formula="of:=[.$D$6]*[.C21]+[.$D$7]" office:value-type="float" office:value="19.0378190536981">
            <text:p>19.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1]+5" office:value-type="float" office:value="72">
            <text:p>72</text:p>
          </table:table-cell>
          <table:table-cell table:style-name="ce5" table:formula="of:=[.$E$6]*[.C22]+[.$E$7]" office:value-type="float" office:value="22.2222222222222">
            <text:p>22.22</text:p>
          </table:table-cell>
          <table:table-cell table:style-name="ce5" table:formula="of:=RAND()*2*[.$E$8]-[.$E$8]" office:value-type="float" office:value="3.90196966473013">
            <text:p>3.90</text:p>
          </table:table-cell>
          <table:table-cell table:style-name="ce5" table:formula="of:=[.$E$6]*[.C22]+[.$E$7]+[.E22]" office:value-type="float" office:value="26.1241918869524">
            <text:p>26.12</text:p>
          </table:table-cell>
          <table:table-cell table:style-name="ce2" table:formula="of:=[.C22]*[.C22]" office:value-type="float" office:value="5184">
            <text:p>5184</text:p>
          </table:table-cell>
          <table:table-cell table:formula="of:=[.C22]*[.F22]" office:value-type="float" office:value="1880.94181586057">
            <text:p>1880.94</text:p>
          </table:table-cell>
          <table:table-cell table:style-name="ce5" table:formula="of:=[.$D$6]*[.C22]+[.$D$7]" office:value-type="float" office:value="21.9122175021182">
            <text:p>21.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2]+5" office:value-type="float" office:value="77">
            <text:p>77</text:p>
          </table:table-cell>
          <table:table-cell table:style-name="ce5" table:formula="of:=[.$E$6]*[.C23]+[.$E$7]" office:value-type="float" office:value="25">
            <text:p>25.00</text:p>
          </table:table-cell>
          <table:table-cell table:style-name="ce5" table:formula="of:=RAND()*2*[.$E$8]-[.$E$8]" office:value-type="float" office:value="-1.67505619116128">
            <text:p>-1.68</text:p>
          </table:table-cell>
          <table:table-cell table:style-name="ce5" table:formula="of:=[.$E$6]*[.C23]+[.$E$7]+[.E23]" office:value-type="float" office:value="23.3249438088387">
            <text:p>23.32</text:p>
          </table:table-cell>
          <table:table-cell table:style-name="ce2" table:formula="of:=[.C23]*[.C23]" office:value-type="float" office:value="5929">
            <text:p>5929</text:p>
          </table:table-cell>
          <table:table-cell table:formula="of:=[.C23]*[.F23]" office:value-type="float" office:value="1796.02067328058">
            <text:p>1796.02</text:p>
          </table:table-cell>
          <table:table-cell table:style-name="ce5" table:formula="of:=[.$D$6]*[.C23]+[.$D$7]" office:value-type="float" office:value="24.7866159505383">
            <text:p>24.7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3]+5" office:value-type="float" office:value="82">
            <text:p>82</text:p>
          </table:table-cell>
          <table:table-cell table:style-name="ce5" table:formula="of:=[.$E$6]*[.C24]+[.$E$7]" office:value-type="float" office:value="27.7777777777778">
            <text:p>27.78</text:p>
          </table:table-cell>
          <table:table-cell table:style-name="ce5" table:formula="of:=RAND()*2*[.$E$8]-[.$E$8]" office:value-type="float" office:value="-5.70794029626995">
            <text:p>-5.71</text:p>
          </table:table-cell>
          <table:table-cell table:style-name="ce5" table:formula="of:=[.$E$6]*[.C24]+[.$E$7]+[.E24]" office:value-type="float" office:value="22.0698374815078">
            <text:p>22.07</text:p>
          </table:table-cell>
          <table:table-cell table:style-name="ce2" table:formula="of:=[.C24]*[.C24]" office:value-type="float" office:value="6724">
            <text:p>6724</text:p>
          </table:table-cell>
          <table:table-cell table:formula="of:=[.C24]*[.F24]" office:value-type="float" office:value="1809.72667348364">
            <text:p>1809.73</text:p>
          </table:table-cell>
          <table:table-cell table:style-name="ce5" table:formula="of:=[.$D$6]*[.C24]+[.$D$7]" office:value-type="float" office:value="27.6610143989584">
            <text:p>27.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4]+5" office:value-type="float" office:value="87">
            <text:p>87</text:p>
          </table:table-cell>
          <table:table-cell table:style-name="ce5" table:formula="of:=[.$E$6]*[.C25]+[.$E$7]" office:value-type="float" office:value="30.5555555555556">
            <text:p>30.56</text:p>
          </table:table-cell>
          <table:table-cell table:style-name="ce5" table:formula="of:=RAND()*2*[.$E$8]-[.$E$8]" office:value-type="float" office:value="5.81753364298493">
            <text:p>5.82</text:p>
          </table:table-cell>
          <table:table-cell table:style-name="ce5" table:formula="of:=[.$E$6]*[.C25]+[.$E$7]+[.E25]" office:value-type="float" office:value="36.3730891985405">
            <text:p>36.37</text:p>
          </table:table-cell>
          <table:table-cell table:style-name="ce2" table:formula="of:=[.C25]*[.C25]" office:value-type="float" office:value="7569">
            <text:p>7569</text:p>
          </table:table-cell>
          <table:table-cell table:formula="of:=[.C25]*[.F25]" office:value-type="float" office:value="3164.45876027302">
            <text:p>3164.46</text:p>
          </table:table-cell>
          <table:table-cell table:style-name="ce5" table:formula="of:=[.$D$6]*[.C25]+[.$D$7]" office:value-type="float" office:value="30.5354128473785">
            <text:p>30.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5]+5" office:value-type="float" office:value="92">
            <text:p>92</text:p>
          </table:table-cell>
          <table:table-cell table:style-name="ce5" table:formula="of:=[.$E$6]*[.C26]+[.$E$7]" office:value-type="float" office:value="33.3333333333333">
            <text:p>33.33</text:p>
          </table:table-cell>
          <table:table-cell table:style-name="ce5" table:formula="of:=RAND()*2*[.$E$8]-[.$E$8]" office:value-type="float" office:value="5.32901003491133">
            <text:p>5.33</text:p>
          </table:table-cell>
          <table:table-cell table:style-name="ce5" table:formula="of:=[.$E$6]*[.C26]+[.$E$7]+[.E26]" office:value-type="float" office:value="38.6623433682447">
            <text:p>38.66</text:p>
          </table:table-cell>
          <table:table-cell table:style-name="ce2" table:formula="of:=[.C26]*[.C26]" office:value-type="float" office:value="8464">
            <text:p>8464</text:p>
          </table:table-cell>
          <table:table-cell table:formula="of:=[.C26]*[.F26]" office:value-type="float" office:value="3556.93558987851">
            <text:p>3556.94</text:p>
          </table:table-cell>
          <table:table-cell table:style-name="ce5" table:formula="of:=[.$D$6]*[.C26]+[.$D$7]" office:value-type="float" office:value="33.4098112957986">
            <text:p>33.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6]+5" office:value-type="float" office:value="97">
            <text:p>97</text:p>
          </table:table-cell>
          <table:table-cell table:style-name="ce5" table:formula="of:=[.$E$6]*[.C27]+[.$E$7]" office:value-type="float" office:value="36.1111111111111">
            <text:p>36.11</text:p>
          </table:table-cell>
          <table:table-cell table:style-name="ce5" table:formula="of:=RAND()*2*[.$E$8]-[.$E$8]" office:value-type="float" office:value="-6.35052138473839">
            <text:p>-6.35</text:p>
          </table:table-cell>
          <table:table-cell table:style-name="ce5" table:formula="of:=[.$E$6]*[.C27]+[.$E$7]+[.E27]" office:value-type="float" office:value="29.7605897263727">
            <text:p>29.76</text:p>
          </table:table-cell>
          <table:table-cell table:style-name="ce2" table:formula="of:=[.C27]*[.C27]" office:value-type="float" office:value="9409">
            <text:p>9409</text:p>
          </table:table-cell>
          <table:table-cell table:formula="of:=[.C27]*[.F27]" office:value-type="float" office:value="2886.77720345815">
            <text:p>2886.78</text:p>
          </table:table-cell>
          <table:table-cell table:style-name="ce5" table:formula="of:=[.$D$6]*[.C27]+[.$D$7]" office:value-type="float" office:value="36.2842097442187">
            <text:p>36.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7]+5" office:value-type="float" office:value="102">
            <text:p>102</text:p>
          </table:table-cell>
          <table:table-cell table:style-name="ce5" table:formula="of:=[.$E$6]*[.C28]+[.$E$7]" office:value-type="float" office:value="38.8888888888889">
            <text:p>38.89</text:p>
          </table:table-cell>
          <table:table-cell table:style-name="ce5" table:formula="of:=RAND()*2*[.$E$8]-[.$E$8]" office:value-type="float" office:value="-1.4004337368533">
            <text:p>-1.40</text:p>
          </table:table-cell>
          <table:table-cell table:style-name="ce5" table:formula="of:=[.$E$6]*[.C28]+[.$E$7]+[.E28]" office:value-type="float" office:value="37.4884551520356">
            <text:p>37.49</text:p>
          </table:table-cell>
          <table:table-cell table:style-name="ce2" table:formula="of:=[.C28]*[.C28]" office:value-type="float" office:value="10404">
            <text:p>10404</text:p>
          </table:table-cell>
          <table:table-cell table:formula="of:=[.C28]*[.F28]" office:value-type="float" office:value="3823.82242550763">
            <text:p>3823.82</text:p>
          </table:table-cell>
          <table:table-cell table:style-name="ce5" table:formula="of:=[.$D$6]*[.C28]+[.$D$7]" office:value-type="float" office:value="39.1586081926388">
            <text:p>39.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8]+5" office:value-type="float" office:value="107">
            <text:p>107</text:p>
          </table:table-cell>
          <table:table-cell table:style-name="ce5" table:formula="of:=[.$E$6]*[.C29]+[.$E$7]" office:value-type="float" office:value="41.6666666666667">
            <text:p>41.67</text:p>
          </table:table-cell>
          <table:table-cell table:style-name="ce5" table:formula="of:=RAND()*2*[.$E$8]-[.$E$8]" office:value-type="float" office:value="-0.273338607512414">
            <text:p>-0.27</text:p>
          </table:table-cell>
          <table:table-cell table:style-name="ce5" table:formula="of:=[.$E$6]*[.C29]+[.$E$7]+[.E29]" office:value-type="float" office:value="41.3933280591543">
            <text:p>41.39</text:p>
          </table:table-cell>
          <table:table-cell table:style-name="ce2" table:formula="of:=[.C29]*[.C29]" office:value-type="float" office:value="11449">
            <text:p>11449</text:p>
          </table:table-cell>
          <table:table-cell table:formula="of:=[.C29]*[.F29]" office:value-type="float" office:value="4429.08610232951">
            <text:p>4429.09</text:p>
          </table:table-cell>
          <table:table-cell table:style-name="ce5" table:formula="of:=[.$D$6]*[.C29]+[.$D$7]" office:value-type="float" office:value="42.0330066410588">
            <text:p>42.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9]+5" office:value-type="float" office:value="112">
            <text:p>112</text:p>
          </table:table-cell>
          <table:table-cell table:style-name="ce5" table:formula="of:=[.$E$6]*[.C30]+[.$E$7]" office:value-type="float" office:value="44.4444444444444">
            <text:p>44.44</text:p>
          </table:table-cell>
          <table:table-cell table:style-name="ce5" table:formula="of:=RAND()*2*[.$E$8]-[.$E$8]" office:value-type="float" office:value="1.62808407563716">
            <text:p>1.63</text:p>
          </table:table-cell>
          <table:table-cell table:style-name="ce5" table:formula="of:=[.$E$6]*[.C30]+[.$E$7]+[.E30]" office:value-type="float" office:value="46.0725285200816">
            <text:p>46.07</text:p>
          </table:table-cell>
          <table:table-cell table:style-name="ce2" table:formula="of:=[.C30]*[.C30]" office:value-type="float" office:value="12544">
            <text:p>12544</text:p>
          </table:table-cell>
          <table:table-cell table:formula="of:=[.C30]*[.F30]" office:value-type="float" office:value="5160.12319424914">
            <text:p>5160.12</text:p>
          </table:table-cell>
          <table:table-cell table:style-name="ce5" table:formula="of:=[.$D$6]*[.C30]+[.$D$7]" office:value-type="float" office:value="44.9074050894789">
            <text:p>44.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0]+5" office:value-type="float" office:value="117">
            <text:p>117</text:p>
          </table:table-cell>
          <table:table-cell table:style-name="ce5" table:formula="of:=[.$E$6]*[.C31]+[.$E$7]" office:value-type="float" office:value="47.2222222222222">
            <text:p>47.22</text:p>
          </table:table-cell>
          <table:table-cell table:style-name="ce5" table:formula="of:=RAND()*2*[.$E$8]-[.$E$8]" office:value-type="float" office:value="-6.84324882924557">
            <text:p>-6.84</text:p>
          </table:table-cell>
          <table:table-cell table:style-name="ce5" table:formula="of:=[.$E$6]*[.C31]+[.$E$7]+[.E31]" office:value-type="float" office:value="40.3789733929767">
            <text:p>40.38</text:p>
          </table:table-cell>
          <table:table-cell table:style-name="ce2" table:formula="of:=[.C31]*[.C31]" office:value-type="float" office:value="13689">
            <text:p>13689</text:p>
          </table:table-cell>
          <table:table-cell table:formula="of:=[.C31]*[.F31]" office:value-type="float" office:value="4724.33988697827">
            <text:p>4724.34</text:p>
          </table:table-cell>
          <table:table-cell table:style-name="ce5" table:formula="of:=[.$D$6]*[.C31]+[.$D$7]" office:value-type="float" office:value="47.781803537899">
            <text:p>47.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1]+5" office:value-type="float" office:value="122">
            <text:p>122</text:p>
          </table:table-cell>
          <table:table-cell table:style-name="ce5" table:formula="of:=[.$E$6]*[.C32]+[.$E$7]" office:value-type="float" office:value="50">
            <text:p>50.00</text:p>
          </table:table-cell>
          <table:table-cell table:style-name="ce5" table:formula="of:=RAND()*2*[.$E$8]-[.$E$8]" office:value-type="float" office:value="6.96235101204366">
            <text:p>6.96</text:p>
          </table:table-cell>
          <table:table-cell table:style-name="ce5" table:formula="of:=[.$E$6]*[.C32]+[.$E$7]+[.E32]" office:value-type="float" office:value="56.9623510120437">
            <text:p>56.96</text:p>
          </table:table-cell>
          <table:table-cell table:style-name="ce2" table:formula="of:=[.C32]*[.C32]" office:value-type="float" office:value="14884">
            <text:p>14884</text:p>
          </table:table-cell>
          <table:table-cell table:formula="of:=[.C32]*[.F32]" office:value-type="float" office:value="6949.40682346933">
            <text:p>6949.41</text:p>
          </table:table-cell>
          <table:table-cell table:style-name="ce5" table:formula="of:=[.$D$6]*[.C32]+[.$D$7]" office:value-type="float" office:value="50.6562019863191">
            <text:p>50.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2]+5" office:value-type="float" office:value="127">
            <text:p>127</text:p>
          </table:table-cell>
          <table:table-cell table:style-name="ce5" table:formula="of:=[.$E$6]*[.C33]+[.$E$7]" office:value-type="float" office:value="52.7777777777778">
            <text:p>52.78</text:p>
          </table:table-cell>
          <table:table-cell table:style-name="ce5" table:formula="of:=RAND()*2*[.$E$8]-[.$E$8]" office:value-type="float" office:value="-3.00273912027478">
            <text:p>-3.00</text:p>
          </table:table-cell>
          <table:table-cell table:style-name="ce5" table:formula="of:=[.$E$6]*[.C33]+[.$E$7]+[.E33]" office:value-type="float" office:value="49.775038657503">
            <text:p>49.78</text:p>
          </table:table-cell>
          <table:table-cell table:style-name="ce2" table:formula="of:=[.C33]*[.C33]" office:value-type="float" office:value="16129">
            <text:p>16129</text:p>
          </table:table-cell>
          <table:table-cell table:formula="of:=[.C33]*[.F33]" office:value-type="float" office:value="6321.42990950288">
            <text:p>6321.43</text:p>
          </table:table-cell>
          <table:table-cell table:style-name="ce5" table:formula="of:=[.$D$6]*[.C33]+[.$D$7]" office:value-type="float" office:value="53.5306004347392">
            <text:p>53.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3]+5" office:value-type="float" office:value="132">
            <text:p>132</text:p>
          </table:table-cell>
          <table:table-cell table:style-name="ce5" table:formula="of:=[.$E$6]*[.C34]+[.$E$7]" office:value-type="float" office:value="55.5555555555556">
            <text:p>55.56</text:p>
          </table:table-cell>
          <table:table-cell table:style-name="ce5" table:formula="of:=RAND()*2*[.$E$8]-[.$E$8]" office:value-type="float" office:value="-4.09852339886129">
            <text:p>-4.10</text:p>
          </table:table-cell>
          <table:table-cell table:style-name="ce5" table:formula="of:=[.$E$6]*[.C34]+[.$E$7]+[.E34]" office:value-type="float" office:value="51.4570321566943">
            <text:p>51.46</text:p>
          </table:table-cell>
          <table:table-cell table:style-name="ce2" table:formula="of:=[.C34]*[.C34]" office:value-type="float" office:value="17424">
            <text:p>17424</text:p>
          </table:table-cell>
          <table:table-cell table:formula="of:=[.C34]*[.F34]" office:value-type="float" office:value="6792.32824468364">
            <text:p>6792.33</text:p>
          </table:table-cell>
          <table:table-cell table:style-name="ce5" table:formula="of:=[.$D$6]*[.C34]+[.$D$7]" office:value-type="float" office:value="56.4049988831593">
            <text:p>56.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4]+5" office:value-type="float" office:value="137">
            <text:p>137</text:p>
          </table:table-cell>
          <table:table-cell table:style-name="ce5" table:formula="of:=[.$E$6]*[.C35]+[.$E$7]" office:value-type="float" office:value="58.3333333333333">
            <text:p>58.33</text:p>
          </table:table-cell>
          <table:table-cell table:style-name="ce5" table:formula="of:=RAND()*2*[.$E$8]-[.$E$8]" office:value-type="float" office:value="5.92045733239502">
            <text:p>5.92</text:p>
          </table:table-cell>
          <table:table-cell table:style-name="ce5" table:formula="of:=[.$E$6]*[.C35]+[.$E$7]+[.E35]" office:value-type="float" office:value="64.2537906657284">
            <text:p>64.25</text:p>
          </table:table-cell>
          <table:table-cell table:style-name="ce2" table:formula="of:=[.C35]*[.C35]" office:value-type="float" office:value="18769">
            <text:p>18769</text:p>
          </table:table-cell>
          <table:table-cell table:formula="of:=[.C35]*[.F35]" office:value-type="float" office:value="8802.76932120479">
            <text:p>8802.77</text:p>
          </table:table-cell>
          <table:table-cell table:style-name="ce5" table:formula="of:=[.$D$6]*[.C35]+[.$D$7]" office:value-type="float" office:value="59.2793973315794">
            <text:p>59.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5]+5" office:value-type="float" office:value="142">
            <text:p>142</text:p>
          </table:table-cell>
          <table:table-cell table:style-name="ce5" table:formula="of:=[.$E$6]*[.C36]+[.$E$7]" office:value-type="float" office:value="61.1111111111111">
            <text:p>61.11</text:p>
          </table:table-cell>
          <table:table-cell table:style-name="ce5" table:formula="of:=RAND()*2*[.$E$8]-[.$E$8]" office:value-type="float" office:value="1.19915667921305">
            <text:p>1.20</text:p>
          </table:table-cell>
          <table:table-cell table:style-name="ce5" table:formula="of:=[.$E$6]*[.C36]+[.$E$7]+[.E36]" office:value-type="float" office:value="62.3102677903242">
            <text:p>62.31</text:p>
          </table:table-cell>
          <table:table-cell table:style-name="ce2" table:formula="of:=[.C36]*[.C36]" office:value-type="float" office:value="20164">
            <text:p>20164</text:p>
          </table:table-cell>
          <table:table-cell table:formula="of:=[.C36]*[.F36]" office:value-type="float" office:value="8848.05802622603">
            <text:p>8848.06</text:p>
          </table:table-cell>
          <table:table-cell table:style-name="ce5" table:formula="of:=[.$D$6]*[.C36]+[.$D$7]" office:value-type="float" office:value="62.1537957799995">
            <text:p>62.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6]+5" office:value-type="float" office:value="147">
            <text:p>147</text:p>
          </table:table-cell>
          <table:table-cell table:style-name="ce5" table:formula="of:=[.$E$6]*[.C37]+[.$E$7]" office:value-type="float" office:value="63.8888888888889">
            <text:p>63.89</text:p>
          </table:table-cell>
          <table:table-cell table:style-name="ce5" table:formula="of:=RAND()*2*[.$E$8]-[.$E$8]" office:value-type="float" office:value="1.69351080432534">
            <text:p>1.69</text:p>
          </table:table-cell>
          <table:table-cell table:style-name="ce5" table:formula="of:=[.$E$6]*[.C37]+[.$E$7]+[.E37]" office:value-type="float" office:value="65.5823996932142">
            <text:p>65.58</text:p>
          </table:table-cell>
          <table:table-cell table:style-name="ce2" table:formula="of:=[.C37]*[.C37]" office:value-type="float" office:value="21609">
            <text:p>21609</text:p>
          </table:table-cell>
          <table:table-cell table:formula="of:=[.C37]*[.F37]" office:value-type="float" office:value="9640.61275490249">
            <text:p>9640.61</text:p>
          </table:table-cell>
          <table:table-cell table:style-name="ce5" table:formula="of:=[.$D$6]*[.C37]+[.$D$7]" office:value-type="float" office:value="65.0281942284196">
            <text:p>65.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7]+5" office:value-type="float" office:value="152">
            <text:p>152</text:p>
          </table:table-cell>
          <table:table-cell table:style-name="ce5" table:formula="of:=[.$E$6]*[.C38]+[.$E$7]" office:value-type="float" office:value="66.6666666666667">
            <text:p>66.67</text:p>
          </table:table-cell>
          <table:table-cell table:style-name="ce5" table:formula="of:=RAND()*2*[.$E$8]-[.$E$8]" office:value-type="float" office:value="-0.985824759118259">
            <text:p>-0.99</text:p>
          </table:table-cell>
          <table:table-cell table:style-name="ce5" table:formula="of:=[.$E$6]*[.C38]+[.$E$7]+[.E38]" office:value-type="float" office:value="65.6808419075484">
            <text:p>65.68</text:p>
          </table:table-cell>
          <table:table-cell table:style-name="ce2" table:formula="of:=[.C38]*[.C38]" office:value-type="float" office:value="23104">
            <text:p>23104</text:p>
          </table:table-cell>
          <table:table-cell table:formula="of:=[.C38]*[.F38]" office:value-type="float" office:value="9983.48796994736">
            <text:p>9983.49</text:p>
          </table:table-cell>
          <table:table-cell table:style-name="ce5" table:formula="of:=[.$D$6]*[.C38]+[.$D$7]" office:value-type="float" office:value="67.9025926768397">
            <text:p>67.9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8]+5" office:value-type="float" office:value="157">
            <text:p>157</text:p>
          </table:table-cell>
          <table:table-cell table:style-name="ce5" table:formula="of:=[.$E$6]*[.C39]+[.$E$7]" office:value-type="float" office:value="69.4444444444445">
            <text:p>69.44</text:p>
          </table:table-cell>
          <table:table-cell table:style-name="ce5" table:formula="of:=RAND()*2*[.$E$8]-[.$E$8]" office:value-type="float" office:value="-0.894622863270342">
            <text:p>-0.89</text:p>
          </table:table-cell>
          <table:table-cell table:style-name="ce5" table:formula="of:=[.$E$6]*[.C39]+[.$E$7]+[.E39]" office:value-type="float" office:value="68.5498215811741">
            <text:p>68.55</text:p>
          </table:table-cell>
          <table:table-cell table:style-name="ce2" table:formula="of:=[.C39]*[.C39]" office:value-type="float" office:value="24649">
            <text:p>24649</text:p>
          </table:table-cell>
          <table:table-cell table:formula="of:=[.C39]*[.F39]" office:value-type="float" office:value="10762.3219882443">
            <text:p>10762.32</text:p>
          </table:table-cell>
          <table:table-cell table:style-name="ce5" table:formula="of:=[.$D$6]*[.C39]+[.$D$7]" office:value-type="float" office:value="70.7769911252598">
            <text:p>70.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9]+5" office:value-type="float" office:value="162">
            <text:p>162</text:p>
          </table:table-cell>
          <table:table-cell table:style-name="ce5" table:formula="of:=[.$E$6]*[.C40]+[.$E$7]" office:value-type="float" office:value="72.2222222222222">
            <text:p>72.22</text:p>
          </table:table-cell>
          <table:table-cell table:style-name="ce5" table:formula="of:=RAND()*2*[.$E$8]-[.$E$8]" office:value-type="float" office:value="-1.02800606749952">
            <text:p>-1.03</text:p>
          </table:table-cell>
          <table:table-cell table:style-name="ce5" table:formula="of:=[.$E$6]*[.C40]+[.$E$7]+[.E40]" office:value-type="float" office:value="71.1942161547227">
            <text:p>71.19</text:p>
          </table:table-cell>
          <table:table-cell table:style-name="ce2" table:formula="of:=[.C40]*[.C40]" office:value-type="float" office:value="26244">
            <text:p>26244</text:p>
          </table:table-cell>
          <table:table-cell table:formula="of:=[.C40]*[.F40]" office:value-type="float" office:value="11533.4630170651">
            <text:p>11533.46</text:p>
          </table:table-cell>
          <table:table-cell table:style-name="ce5" table:formula="of:=[.$D$6]*[.C40]+[.$D$7]" office:value-type="float" office:value="73.6513895736799">
            <text:p>73.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0]+5" office:value-type="float" office:value="167">
            <text:p>167</text:p>
          </table:table-cell>
          <table:table-cell table:style-name="ce5" table:formula="of:=[.$E$6]*[.C41]+[.$E$7]" office:value-type="float" office:value="75">
            <text:p>75.00</text:p>
          </table:table-cell>
          <table:table-cell table:style-name="ce5" table:formula="of:=RAND()*2*[.$E$8]-[.$E$8]" office:value-type="float" office:value="-4.01973688509315">
            <text:p>-4.02</text:p>
          </table:table-cell>
          <table:table-cell table:style-name="ce5" table:formula="of:=[.$E$6]*[.C41]+[.$E$7]+[.E41]" office:value-type="float" office:value="70.9802631149069">
            <text:p>70.98</text:p>
          </table:table-cell>
          <table:table-cell table:style-name="ce2" table:formula="of:=[.C41]*[.C41]" office:value-type="float" office:value="27889">
            <text:p>27889</text:p>
          </table:table-cell>
          <table:table-cell table:formula="of:=[.C41]*[.F41]" office:value-type="float" office:value="11853.7039401894">
            <text:p>11853.70</text:p>
          </table:table-cell>
          <table:table-cell table:style-name="ce5" table:formula="of:=[.$D$6]*[.C41]+[.$D$7]" office:value-type="float" office:value="76.5257880220999">
            <text:p>76.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1]+5" office:value-type="float" office:value="172">
            <text:p>172</text:p>
          </table:table-cell>
          <table:table-cell table:style-name="ce5" table:formula="of:=[.$E$6]*[.C42]+[.$E$7]" office:value-type="float" office:value="77.7777777777778">
            <text:p>77.78</text:p>
          </table:table-cell>
          <table:table-cell table:style-name="ce5" table:formula="of:=RAND()*2*[.$E$8]-[.$E$8]" office:value-type="float" office:value="-4.11153633147478">
            <text:p>-4.11</text:p>
          </table:table-cell>
          <table:table-cell table:style-name="ce5" table:formula="of:=[.$E$6]*[.C42]+[.$E$7]+[.E42]" office:value-type="float" office:value="73.666241446303">
            <text:p>73.67</text:p>
          </table:table-cell>
          <table:table-cell table:style-name="ce2" table:formula="of:=[.C42]*[.C42]" office:value-type="float" office:value="29584">
            <text:p>29584</text:p>
          </table:table-cell>
          <table:table-cell table:formula="of:=[.C42]*[.F42]" office:value-type="float" office:value="12670.5935287641">
            <text:p>12670.59</text:p>
          </table:table-cell>
          <table:table-cell table:style-name="ce5" table:formula="of:=[.$D$6]*[.C42]+[.$D$7]" office:value-type="float" office:value="79.40018647052">
            <text:p>79.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2]+5" office:value-type="float" office:value="177">
            <text:p>177</text:p>
          </table:table-cell>
          <table:table-cell table:style-name="ce5" table:formula="of:=[.$E$6]*[.C43]+[.$E$7]" office:value-type="float" office:value="80.5555555555556">
            <text:p>80.56</text:p>
          </table:table-cell>
          <table:table-cell table:style-name="ce5" table:formula="of:=RAND()*2*[.$E$8]-[.$E$8]" office:value-type="float" office:value="-8.64005319774151">
            <text:p>-8.64</text:p>
          </table:table-cell>
          <table:table-cell table:style-name="ce5" table:formula="of:=[.$E$6]*[.C43]+[.$E$7]+[.E43]" office:value-type="float" office:value="71.9155023578141">
            <text:p>71.92</text:p>
          </table:table-cell>
          <table:table-cell table:style-name="ce2" table:formula="of:=[.C43]*[.C43]" office:value-type="float" office:value="31329">
            <text:p>31329</text:p>
          </table:table-cell>
          <table:table-cell table:formula="of:=[.C43]*[.F43]" office:value-type="float" office:value="12729.0439173331">
            <text:p>12729.04</text:p>
          </table:table-cell>
          <table:table-cell table:style-name="ce5" table:formula="of:=[.$D$6]*[.C43]+[.$D$7]" office:value-type="float" office:value="82.2745849189401">
            <text:p>82.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3]+5" office:value-type="float" office:value="182">
            <text:p>182</text:p>
          </table:table-cell>
          <table:table-cell table:style-name="ce5" table:formula="of:=[.$E$6]*[.C44]+[.$E$7]" office:value-type="float" office:value="83.3333333333333">
            <text:p>83.33</text:p>
          </table:table-cell>
          <table:table-cell table:style-name="ce5" table:formula="of:=RAND()*2*[.$E$8]-[.$E$8]" office:value-type="float" office:value="4.25136039499193">
            <text:p>4.25</text:p>
          </table:table-cell>
          <table:table-cell table:style-name="ce5" table:formula="of:=[.$E$6]*[.C44]+[.$E$7]+[.E44]" office:value-type="float" office:value="87.5846937283253">
            <text:p>87.58</text:p>
          </table:table-cell>
          <table:table-cell table:style-name="ce2" table:formula="of:=[.C44]*[.C44]" office:value-type="float" office:value="33124">
            <text:p>33124</text:p>
          </table:table-cell>
          <table:table-cell table:formula="of:=[.C44]*[.F44]" office:value-type="float" office:value="15940.4142585552">
            <text:p>15940.41</text:p>
          </table:table-cell>
          <table:table-cell table:style-name="ce5" table:formula="of:=[.$D$6]*[.C44]+[.$D$7]" office:value-type="float" office:value="85.1489833673602">
            <text:p>85.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4]+5" office:value-type="float" office:value="187">
            <text:p>187</text:p>
          </table:table-cell>
          <table:table-cell table:style-name="ce5" table:formula="of:=[.$E$6]*[.C45]+[.$E$7]" office:value-type="float" office:value="86.1111111111111">
            <text:p>86.11</text:p>
          </table:table-cell>
          <table:table-cell table:style-name="ce5" table:formula="of:=RAND()*2*[.$E$8]-[.$E$8]" office:value-type="float" office:value="9.63275106158108">
            <text:p>9.63</text:p>
          </table:table-cell>
          <table:table-cell table:style-name="ce5" table:formula="of:=[.$E$6]*[.C45]+[.$E$7]+[.E45]" office:value-type="float" office:value="95.7438621726922">
            <text:p>95.74</text:p>
          </table:table-cell>
          <table:table-cell table:style-name="ce2" table:formula="of:=[.C45]*[.C45]" office:value-type="float" office:value="34969">
            <text:p>34969</text:p>
          </table:table-cell>
          <table:table-cell table:formula="of:=[.C45]*[.F45]" office:value-type="float" office:value="17904.1022262934">
            <text:p>17904.10</text:p>
          </table:table-cell>
          <table:table-cell table:style-name="ce5" table:formula="of:=[.$D$6]*[.C45]+[.$D$7]" office:value-type="float" office:value="88.0233818157803">
            <text:p>88.0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5]+5" office:value-type="float" office:value="192">
            <text:p>192</text:p>
          </table:table-cell>
          <table:table-cell table:style-name="ce5" table:formula="of:=[.$E$6]*[.C46]+[.$E$7]" office:value-type="float" office:value="88.8888888888889">
            <text:p>88.89</text:p>
          </table:table-cell>
          <table:table-cell table:style-name="ce5" table:formula="of:=RAND()*2*[.$E$8]-[.$E$8]" office:value-type="float" office:value="8.56361181475222">
            <text:p>8.56</text:p>
          </table:table-cell>
          <table:table-cell table:style-name="ce5" table:formula="of:=[.$E$6]*[.C46]+[.$E$7]+[.E46]" office:value-type="float" office:value="97.4525007036411">
            <text:p>97.45</text:p>
          </table:table-cell>
          <table:table-cell table:style-name="ce2" table:formula="of:=[.C46]*[.C46]" office:value-type="float" office:value="36864">
            <text:p>36864</text:p>
          </table:table-cell>
          <table:table-cell table:formula="of:=[.C46]*[.F46]" office:value-type="float" office:value="18710.8801350991">
            <text:p>18710.88</text:p>
          </table:table-cell>
          <table:table-cell table:style-name="ce5" table:formula="of:=[.$D$6]*[.C46]+[.$D$7]" office:value-type="float" office:value="90.8977802642004">
            <text:p>90.9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6]+5" office:value-type="float" office:value="197">
            <text:p>197</text:p>
          </table:table-cell>
          <table:table-cell table:style-name="ce5" table:formula="of:=[.$E$6]*[.C47]+[.$E$7]" office:value-type="float" office:value="91.6666666666667">
            <text:p>91.67</text:p>
          </table:table-cell>
          <table:table-cell table:style-name="ce5" table:formula="of:=RAND()*2*[.$E$8]-[.$E$8]" office:value-type="float" office:value="4.90396021865308">
            <text:p>4.90</text:p>
          </table:table-cell>
          <table:table-cell table:style-name="ce5" table:formula="of:=[.$E$6]*[.C47]+[.$E$7]+[.E47]" office:value-type="float" office:value="96.5706268853197">
            <text:p>96.57</text:p>
          </table:table-cell>
          <table:table-cell table:style-name="ce2" table:formula="of:=[.C47]*[.C47]" office:value-type="float" office:value="38809">
            <text:p>38809</text:p>
          </table:table-cell>
          <table:table-cell table:formula="of:=[.C47]*[.F47]" office:value-type="float" office:value="19024.413496408">
            <text:p>19024.41</text:p>
          </table:table-cell>
          <table:table-cell table:style-name="ce5" table:formula="of:=[.$D$6]*[.C47]+[.$D$7]" office:value-type="float" office:value="93.7721787126205">
            <text:p>93.7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7]+5" office:value-type="float" office:value="202">
            <text:p>202</text:p>
          </table:table-cell>
          <table:table-cell table:style-name="ce5" table:formula="of:=[.$E$6]*[.C48]+[.$E$7]" office:value-type="float" office:value="94.4444444444445">
            <text:p>94.44</text:p>
          </table:table-cell>
          <table:table-cell table:style-name="ce5" table:formula="of:=RAND()*2*[.$E$8]-[.$E$8]" office:value-type="float" office:value="-5.4921530559659">
            <text:p>-5.49</text:p>
          </table:table-cell>
          <table:table-cell table:style-name="ce5" table:formula="of:=[.$E$6]*[.C48]+[.$E$7]+[.E48]" office:value-type="float" office:value="88.9522913884786">
            <text:p>88.95</text:p>
          </table:table-cell>
          <table:table-cell table:style-name="ce2" table:formula="of:=[.C48]*[.C48]" office:value-type="float" office:value="40804">
            <text:p>40804</text:p>
          </table:table-cell>
          <table:table-cell table:formula="of:=[.C48]*[.F48]" office:value-type="float" office:value="17968.3628604727">
            <text:p>17968.36</text:p>
          </table:table-cell>
          <table:table-cell table:style-name="ce5" table:formula="of:=[.$D$6]*[.C48]+[.$D$7]" office:value-type="float" office:value="96.6465771610406">
            <text:p>96.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8]+5" office:value-type="float" office:value="207">
            <text:p>207</text:p>
          </table:table-cell>
          <table:table-cell table:style-name="ce5" table:formula="of:=[.$E$6]*[.C49]+[.$E$7]" office:value-type="float" office:value="97.2222222222222">
            <text:p>97.22</text:p>
          </table:table-cell>
          <table:table-cell table:style-name="ce5" table:formula="of:=RAND()*2*[.$E$8]-[.$E$8]" office:value-type="float" office:value="8.76280474476516">
            <text:p>8.76</text:p>
          </table:table-cell>
          <table:table-cell table:style-name="ce5" table:formula="of:=[.$E$6]*[.C49]+[.$E$7]+[.E49]" office:value-type="float" office:value="105.985026966987">
            <text:p>105.99</text:p>
          </table:table-cell>
          <table:table-cell table:style-name="ce2" table:formula="of:=[.C49]*[.C49]" office:value-type="float" office:value="42849">
            <text:p>42849</text:p>
          </table:table-cell>
          <table:table-cell table:formula="of:=[.C49]*[.F49]" office:value-type="float" office:value="21938.9005821664">
            <text:p>21938.90</text:p>
          </table:table-cell>
          <table:table-cell table:style-name="ce5" table:formula="of:=[.$D$6]*[.C49]+[.$D$7]" office:value-type="float" office:value="99.5209756094607">
            <text:p>99.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9]+5" office:value-type="float" office:value="212">
            <text:p>212</text:p>
          </table:table-cell>
          <table:table-cell table:style-name="ce5" table:formula="of:=[.$E$6]*[.C50]+[.$E$7]" office:value-type="float" office:value="100">
            <text:p>100.00</text:p>
          </table:table-cell>
          <table:table-cell table:style-name="ce5" table:formula="of:=RAND()*2*[.$E$8]-[.$E$8]" office:value-type="float" office:value="8.77936304546893">
            <text:p>8.78</text:p>
          </table:table-cell>
          <table:table-cell table:style-name="ce5" table:formula="of:=[.$E$6]*[.C50]+[.$E$7]+[.E50]" office:value-type="float" office:value="108.779363045469">
            <text:p>108.78</text:p>
          </table:table-cell>
          <table:table-cell table:style-name="ce2" table:formula="of:=[.C50]*[.C50]" office:value-type="float" office:value="44944">
            <text:p>44944</text:p>
          </table:table-cell>
          <table:table-cell table:formula="of:=[.C50]*[.F50]" office:value-type="float" office:value="23061.2249656394">
            <text:p>23061.22</text:p>
          </table:table-cell>
          <table:table-cell table:style-name="ce5" table:formula="of:=[.$D$6]*[.C50]+[.$D$7]" office:value-type="float" office:value="102.395374057881">
            <text:p>102.4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22in" table:end-y="0.178in" draw:z-index="0" draw:style-name="gr1" draw:text-style-name="P1" svg:width="9.8012in" svg:height="5.3055in" svg:x="0in" svg:y="0.0287in">
              <draw:object draw:notify-on-update-of-ranges="LinearCurveFit_YouCanChange.C14:LinearCurveFit_YouCanChange.C50 LinearCurveFit_YouCanChange.D13:LinearCurveFit_YouCanChange.D13 LinearCurveFit_YouCanChange.D14:LinearCurveFit_YouCanChange.D50 LinearCurveFit_YouCanChange.C14:LinearCurveFit_YouCanChange.C50 LinearCurveFit_YouCanChange.F12:LinearCurveFit_YouCanChange.F13 LinearCurveFit_YouCanChange.F14:LinearCurveFit_YouCanChange.F50 LinearCurveFit_YouCanChange.C14:LinearCurveFit_YouCanChange.C50 LinearCurveFit_YouCanChange.I12:LinearCurveFit_YouCanChange.I13 LinearCurveFit_YouCanChange.I14:LinearCurveFit_YouCanChange.I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2">10/22/2023</text:date>, <text:time>23:3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T4H57M54S</meta:editing-duration>
    <meta:editing-cycles>16</meta:editing-cycles>
    <meta:generator>OpenOffice/4.1.14$Win32 OpenOffice.org_project/4114m1$Build-9811</meta:generator>
    <meta:initial-creator>RCC RCCD</meta:initial-creator>
    <dc:date>2023-10-22T23:13:51.01</dc:date>
    <dc:creator>Eduardo Murillo</dc:creator>
    <meta:document-statistic meta:table-count="3" meta:cell-count="7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C14:LinearCurveFit_YouCanChange.D50 LinearCurveFit_YouCanChange.D13:LinearCurveFit_YouCanChange.D13 LinearCurveFit_YouCanChange.F12:LinearCurveFit_YouCanChange.F50 LinearCurveFit_YouCanChange.I12:LinearCurveFit_YouCanChange.I50" chart:data-source-has-labels="row" svg:x="1.535cm" svg:y="2.674cm" svg:width="16.895cm" svg:height="9.526cm">
          <chartooo:coordinate-region svg:x="2.818cm" svg:y="2.886cm" svg:width="15.332cm" svg:height="9.102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D14:LinearCurveFit_YouCanChange.D50" chart:label-cell-address="LinearCurveFit_YouCanChange.D13:LinearCurveFit_YouCanChange.D13" chart:class="chart:scatter">
            <chart:domain table:cell-range-address="LinearCurveFit_YouCanChange.C14:LinearCurveFit_YouCanChange.C50"/>
            <chart:data-point chart:repeated="37"/>
          </chart:series>
          <chart:series chart:style-name="ch12" chart:values-cell-range-address="LinearCurveFit_YouCanChange.F14:LinearCurveFit_YouCanChange.F50" chart:label-cell-address="LinearCurveFit_YouCanChange.F12:LinearCurveFit_YouCanChange.F13" chart:class="chart:scatter">
            <chart:data-point chart:repeated="37"/>
          </chart:series>
          <chart:series chart:style-name="ch13" chart:values-cell-range-address="LinearCurveFit_YouCanChange.I14:LinearCurveFit_YouCanChange.I50" chart:label-cell-address="LinearCurveFit_YouCanChange.I12:LinearCurveFit_YouCanChange.I13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 → Linear</text:p>
                <draw:g>
                  <svg:desc>LinearCurveFit_YouCanChange.D13:LinearCurveFit_YouCanChange.D13</svg:desc>
                </draw:g>
              </table:table-cell>
              <table:table-cell office:value-type="string">
                <text:p>Measurement Y' –&gt; Noise</text:p>
                <text:list>
                  <text:list-item>
                    <text:p>Measurement</text:p>
                  </text:list-item>
                  <text:list-item>
                    <text:p>Y' –&gt; Noise</text:p>
                  </text:list-item>
                </text:list>
                <draw:g>
                  <svg:desc>LinearCurveFit_YouCanChange.F12:LinearCurveFit_YouCanChange.F13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I12:LinearCurveFit_YouCanChange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C14:LinearCurveFit_YouCanChange.C50</svg:desc>
                </draw:g>
              </table:table-cell>
              <table:table-cell office:value-type="float" office:value="0">
                <text:p>0</text:p>
                <draw:g>
                  <svg:desc>LinearCurveFit_YouCanChange.D14:LinearCurveFit_YouCanChange.D50</svg:desc>
                </draw:g>
              </table:table-cell>
              <table:table-cell office:value-type="float" office:value="-9.6148517401889">
                <text:p>-9.6148517401889</text:p>
                <draw:g>
                  <svg:desc>LinearCurveFit_YouCanChange.F14:LinearCurveFit_YouCanChange.F50</svg:desc>
                </draw:g>
              </table:table-cell>
              <table:table-cell office:value-type="float" office:value="-1.08297008524253">
                <text:p>-1.08297008524253</text:p>
                <draw:g>
                  <svg:desc>LinearCurveFit_YouCanChange.I14:LinearCurveFit_YouCanChange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9.56752282360362">
                <text:p>9.56752282360362</text:p>
              </table:table-cell>
              <table:table-cell office:value-type="float" office:value="1.79142836317756">
                <text:p>1.79142836317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98139905143115">
                <text:p>2.98139905143115</text:p>
              </table:table-cell>
              <table:table-cell office:value-type="float" office:value="4.66582681159765">
                <text:p>4.66582681159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4.6723898531248">
                <text:p>14.6723898531248</text:p>
              </table:table-cell>
              <table:table-cell office:value-type="float" office:value="7.54022526001775">
                <text:p>7.54022526001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2.1807294768385">
                <text:p>12.1807294768385</text:p>
              </table:table-cell>
              <table:table-cell office:value-type="float" office:value="10.4146237084378">
                <text:p>10.4146237084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9.95800205402904">
                <text:p>9.95800205402904</text:p>
              </table:table-cell>
              <table:table-cell office:value-type="float" office:value="13.2890221568579">
                <text:p>13.2890221568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8.5121513406436">
                <text:p>18.5121513406436</text:p>
              </table:table-cell>
              <table:table-cell office:value-type="float" office:value="16.163420605278">
                <text:p>16.163420605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0.9777186107304">
                <text:p>20.9777186107304</text:p>
              </table:table-cell>
              <table:table-cell office:value-type="float" office:value="19.0378190536981">
                <text:p>19.0378190536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6.1241918869524">
                <text:p>26.1241918869524</text:p>
              </table:table-cell>
              <table:table-cell office:value-type="float" office:value="21.9122175021182">
                <text:p>21.9122175021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3.3249438088387">
                <text:p>23.3249438088387</text:p>
              </table:table-cell>
              <table:table-cell office:value-type="float" office:value="24.7866159505383">
                <text:p>24.7866159505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2.0698374815078">
                <text:p>22.0698374815078</text:p>
              </table:table-cell>
              <table:table-cell office:value-type="float" office:value="27.6610143989584">
                <text:p>27.6610143989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6.3730891985405">
                <text:p>36.3730891985405</text:p>
              </table:table-cell>
              <table:table-cell office:value-type="float" office:value="30.5354128473785">
                <text:p>30.5354128473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8.6623433682447">
                <text:p>38.6623433682447</text:p>
              </table:table-cell>
              <table:table-cell office:value-type="float" office:value="33.4098112957986">
                <text:p>33.4098112957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29.7605897263727">
                <text:p>29.7605897263727</text:p>
              </table:table-cell>
              <table:table-cell office:value-type="float" office:value="36.2842097442187">
                <text:p>36.2842097442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7.4884551520356">
                <text:p>37.4884551520356</text:p>
              </table:table-cell>
              <table:table-cell office:value-type="float" office:value="39.1586081926388">
                <text:p>39.1586081926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3933280591543">
                <text:p>41.3933280591543</text:p>
              </table:table-cell>
              <table:table-cell office:value-type="float" office:value="42.0330066410588">
                <text:p>42.0330066410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6.0725285200816">
                <text:p>46.0725285200816</text:p>
              </table:table-cell>
              <table:table-cell office:value-type="float" office:value="44.9074050894789">
                <text:p>44.9074050894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0.3789733929767">
                <text:p>40.3789733929767</text:p>
              </table:table-cell>
              <table:table-cell office:value-type="float" office:value="47.781803537899">
                <text:p>47.781803537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6.9623510120437">
                <text:p>56.9623510120437</text:p>
              </table:table-cell>
              <table:table-cell office:value-type="float" office:value="50.6562019863191">
                <text:p>50.6562019863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49.775038657503">
                <text:p>49.775038657503</text:p>
              </table:table-cell>
              <table:table-cell office:value-type="float" office:value="53.5306004347392">
                <text:p>53.5306004347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1.4570321566943">
                <text:p>51.4570321566943</text:p>
              </table:table-cell>
              <table:table-cell office:value-type="float" office:value="56.4049988831593">
                <text:p>56.4049988831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2537906657284">
                <text:p>64.2537906657284</text:p>
              </table:table-cell>
              <table:table-cell office:value-type="float" office:value="59.2793973315794">
                <text:p>59.2793973315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2.3102677903242">
                <text:p>62.3102677903242</text:p>
              </table:table-cell>
              <table:table-cell office:value-type="float" office:value="62.1537957799995">
                <text:p>62.1537957799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5.5823996932142">
                <text:p>65.5823996932142</text:p>
              </table:table-cell>
              <table:table-cell office:value-type="float" office:value="65.0281942284196">
                <text:p>65.0281942284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5.6808419075484">
                <text:p>65.6808419075484</text:p>
              </table:table-cell>
              <table:table-cell office:value-type="float" office:value="67.9025926768397">
                <text:p>67.9025926768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68.5498215811741">
                <text:p>68.5498215811741</text:p>
              </table:table-cell>
              <table:table-cell office:value-type="float" office:value="70.7769911252598">
                <text:p>70.7769911252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1.1942161547227">
                <text:p>71.1942161547227</text:p>
              </table:table-cell>
              <table:table-cell office:value-type="float" office:value="73.6513895736799">
                <text:p>73.6513895736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70.9802631149069">
                <text:p>70.9802631149069</text:p>
              </table:table-cell>
              <table:table-cell office:value-type="float" office:value="76.5257880220999">
                <text:p>76.5257880220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3.666241446303">
                <text:p>73.666241446303</text:p>
              </table:table-cell>
              <table:table-cell office:value-type="float" office:value="79.40018647052">
                <text:p>79.40018647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71.9155023578141">
                <text:p>71.9155023578141</text:p>
              </table:table-cell>
              <table:table-cell office:value-type="float" office:value="82.2745849189401">
                <text:p>82.2745849189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7.5846937283253">
                <text:p>87.5846937283253</text:p>
              </table:table-cell>
              <table:table-cell office:value-type="float" office:value="85.1489833673602">
                <text:p>85.1489833673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95.7438621726922">
                <text:p>95.7438621726922</text:p>
              </table:table-cell>
              <table:table-cell office:value-type="float" office:value="88.0233818157803">
                <text:p>88.02338181578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7.4525007036411">
                <text:p>97.4525007036411</text:p>
              </table:table-cell>
              <table:table-cell office:value-type="float" office:value="90.8977802642004">
                <text:p>90.8977802642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6.5706268853197">
                <text:p>96.5706268853197</text:p>
              </table:table-cell>
              <table:table-cell office:value-type="float" office:value="93.7721787126205">
                <text:p>93.7721787126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88.9522913884786">
                <text:p>88.9522913884786</text:p>
              </table:table-cell>
              <table:table-cell office:value-type="float" office:value="96.6465771610406">
                <text:p>96.64657716104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5.985026966987">
                <text:p>105.985026966987</text:p>
              </table:table-cell>
              <table:table-cell office:value-type="float" office:value="99.5209756094607">
                <text:p>99.52097560946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8.779363045469">
                <text:p>108.779363045469</text:p>
              </table:table-cell>
              <table:table-cell office:value-type="float" office:value="102.395374057881">
                <text:p>102.395374057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48cm" svg:height="15.48cm" xlink:href=".." xlink:type="simple" chart:class="chart:scatter" chart:style-name="ch1">
        <chart:legend chart:legend-position="end" svg:x="18.017cm" svg:y="6.904cm" style:legend-expansion="high" chart:style-name="ch2"/>
        <chart:plot-area chart:style-name="ch3" table:cell-range-address="JustDataForLab.D14:JustDataForLab.E50 JustDataForLab.E12:JustDataForLab.E13 JustDataForLab.G12:JustDataForLab.G50 JustDataForLab.J11:JustDataForLab.J50" chart:data-source-has-labels="row" svg:x="0.886cm" svg:y="1.371cm" svg:width="16.259cm" svg:height="13.38cm">
          <chartooo:coordinate-region svg:x="2.169cm" svg:y="1.583cm" svg:width="14.696cm" svg:height="12.9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ustDataForLab.E14:JustDataForLab.E50" chart:label-cell-address="JustDataForLab.E12:JustDataForLab.E13" chart:class="chart:scatter">
            <chart:domain table:cell-range-address="JustDataForLab.D14:JustDataForLab.D50"/>
            <chart:data-point chart:repeated="37"/>
          </chart:series>
          <chart:series chart:style-name="ch8" chart:values-cell-range-address="JustDataForLab.G14:JustDataForLab.G50" chart:label-cell-address="JustDataForLab.G12:JustDataForLab.G13" chart:class="chart:scatter">
            <chart:data-point chart:repeated="37"/>
          </chart:series>
          <chart:series chart:style-name="ch9" chart:values-cell-range-address="JustDataForLab.J14:JustDataForLab.J50" chart:label-cell-address="JustDataForLab.J11:JustDataForLab.J13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g C Y</text:p>
                <text:list>
                  <text:list-item>
                    <text:p>Deg C</text:p>
                  </text:list-item>
                  <text:list-item>
                    <text:p>Y</text:p>
                  </text:list-item>
                </text:list>
                <draw:g>
                  <svg:desc>JustDataForLab.E12:JustDataForLab.E13</svg:desc>
                </draw:g>
              </table:table-cell>
              <table:table-cell office:value-type="string">
                <text:p>Measurement Y'</text:p>
                <text:list>
                  <text:list-item>
                    <text:p>Measurement</text:p>
                  </text:list-item>
                  <text:list-item>
                    <text:p>Y'</text:p>
                  </text:list-item>
                </text:list>
                <draw:g>
                  <svg:desc>JustDataForLab.G12:JustDataForLab.G13</svg:desc>
                </draw:g>
              </table:table-cell>
              <table:table-cell office:value-type="string">
                <text:p>Calculated Y</text:p>
                <text:list>
                  <text:list-item>
                    <text:p/>
                  </text:list-item>
                  <text:list-item>
                    <text:p>Calculated</text:p>
                  </text:list-item>
                  <text:list-item>
                    <text:p>Y</text:p>
                  </text:list-item>
                </text:list>
                <draw:g>
                  <svg:desc>JustDataForLab.J11:JustDataForLab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JustDataForLab.D14:JustDataForLab.D50</svg:desc>
                </draw:g>
              </table:table-cell>
              <table:table-cell office:value-type="float" office:value="0">
                <text:p>0</text:p>
                <draw:g>
                  <svg:desc>JustDataForLab.E14:JustDataForLab.E50</svg:desc>
                </draw:g>
              </table:table-cell>
              <table:table-cell office:value-type="float" office:value="-1.22002754593268">
                <text:p>-1.22002754593268</text:p>
                <draw:g>
                  <svg:desc>JustDataForLab.G14:JustDataForLab.G50</svg:desc>
                </draw:g>
              </table:table-cell>
              <table:table-cell office:value-type="float" office:value="0.17003242469589">
                <text:p>0.17003242469589</text:p>
                <draw:g>
                  <svg:desc>JustDataForLab.J14:JustDataForLab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0.297541595322805">
                <text:p>0.297541595322805</text:p>
              </table:table-cell>
              <table:table-cell office:value-type="float" office:value="2.98429898750868">
                <text:p>2.98429898750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-1.37514165550884">
                <text:p>-1.37514165550884</text:p>
              </table:table-cell>
              <table:table-cell office:value-type="float" office:value="5.79856555032148">
                <text:p>5.79856555032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4.9459298346968">
                <text:p>14.9459298346968</text:p>
              </table:table-cell>
              <table:table-cell office:value-type="float" office:value="8.61283211313427">
                <text:p>8.61283211313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8.60436617151006">
                <text:p>8.60436617151006</text:p>
              </table:table-cell>
              <table:table-cell office:value-type="float" office:value="11.4270986759471">
                <text:p>11.4270986759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20.7043148287468">
                <text:p>20.7043148287468</text:p>
              </table:table-cell>
              <table:table-cell office:value-type="float" office:value="14.2413652387599">
                <text:p>14.2413652387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.3400511626775">
                <text:p>14.3400511626775</text:p>
              </table:table-cell>
              <table:table-cell office:value-type="float" office:value="17.0556318015727">
                <text:p>17.0556318015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1.9804296637368">
                <text:p>21.9804296637368</text:p>
              </table:table-cell>
              <table:table-cell office:value-type="float" office:value="19.8698983643855">
                <text:p>19.8698983643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6.9307502123734">
                <text:p>16.9307502123734</text:p>
              </table:table-cell>
              <table:table-cell office:value-type="float" office:value="22.6841649271982">
                <text:p>22.6841649271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4.5953160221688">
                <text:p>24.5953160221688</text:p>
              </table:table-cell>
              <table:table-cell office:value-type="float" office:value="25.498431490011">
                <text:p>25.49843149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9.3325933688579">
                <text:p>29.3325933688579</text:p>
              </table:table-cell>
              <table:table-cell office:value-type="float" office:value="28.3126980528238">
                <text:p>28.3126980528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3.2481082475796">
                <text:p>33.2481082475796</text:p>
              </table:table-cell>
              <table:table-cell office:value-type="float" office:value="31.1269646156366">
                <text:p>31.1269646156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7.2497298576248">
                <text:p>27.2497298576248</text:p>
              </table:table-cell>
              <table:table-cell office:value-type="float" office:value="33.9412311784494">
                <text:p>33.9412311784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9.484146883349">
                <text:p>39.484146883349</text:p>
              </table:table-cell>
              <table:table-cell office:value-type="float" office:value="36.7554977412622">
                <text:p>36.7554977412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4.0655645077479">
                <text:p>44.0655645077479</text:p>
              </table:table-cell>
              <table:table-cell office:value-type="float" office:value="39.569764304075">
                <text:p>39.569764304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7.492534906293">
                <text:p>37.492534906293</text:p>
              </table:table-cell>
              <table:table-cell office:value-type="float" office:value="42.3840308668878">
                <text:p>42.3840308668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7.1259787231166">
                <text:p>47.1259787231166</text:p>
              </table:table-cell>
              <table:table-cell office:value-type="float" office:value="45.1982974297006">
                <text:p>45.1982974297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1.9071114968715">
                <text:p>51.9071114968715</text:p>
              </table:table-cell>
              <table:table-cell office:value-type="float" office:value="48.0125639925134">
                <text:p>48.0125639925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3.0483503057622">
                <text:p>53.0483503057622</text:p>
              </table:table-cell>
              <table:table-cell office:value-type="float" office:value="50.8268305553262">
                <text:p>50.826830555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54.8375591906046">
                <text:p>54.8375591906046</text:p>
              </table:table-cell>
              <table:table-cell office:value-type="float" office:value="53.641097118139">
                <text:p>53.641097118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1.5324055164173">
                <text:p>61.5324055164173</text:p>
              </table:table-cell>
              <table:table-cell office:value-type="float" office:value="56.4553636809518">
                <text:p>56.4553636809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5.0080873673627">
                <text:p>65.0080873673627</text:p>
              </table:table-cell>
              <table:table-cell office:value-type="float" office:value="59.2696302437646">
                <text:p>59.2696302437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2.0659486028469">
                <text:p>62.0659486028469</text:p>
              </table:table-cell>
              <table:table-cell office:value-type="float" office:value="62.0838968065774">
                <text:p>62.0838968065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4.1464908131295">
                <text:p>64.1464908131295</text:p>
              </table:table-cell>
              <table:table-cell office:value-type="float" office:value="64.8981633693902">
                <text:p>64.8981633693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1.0083752886082">
                <text:p>71.0083752886082</text:p>
              </table:table-cell>
              <table:table-cell office:value-type="float" office:value="67.712429932203">
                <text:p>67.712429932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73.6416998640117">
                <text:p>73.6416998640117</text:p>
              </table:table-cell>
              <table:table-cell office:value-type="float" office:value="70.5266964950157">
                <text:p>70.5266964950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1.8274145920037">
                <text:p>71.8274145920037</text:p>
              </table:table-cell>
              <table:table-cell office:value-type="float" office:value="73.3409630578285">
                <text:p>73.3409630578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67.5553313177079">
                <text:p>67.5553313177079</text:p>
              </table:table-cell>
              <table:table-cell office:value-type="float" office:value="76.1552296206413">
                <text:p>76.1552296206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0.5220963703727">
                <text:p>80.5220963703727</text:p>
              </table:table-cell>
              <table:table-cell office:value-type="float" office:value="78.9694961834541">
                <text:p>78.9694961834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84.579397979477">
                <text:p>84.579397979477</text:p>
              </table:table-cell>
              <table:table-cell office:value-type="float" office:value="81.7837627462669">
                <text:p>81.7837627462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9.4107356104845">
                <text:p>79.4107356104845</text:p>
              </table:table-cell>
              <table:table-cell office:value-type="float" office:value="84.5980293090797">
                <text:p>84.5980293090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4.1411782450612">
                <text:p>84.1411782450612</text:p>
              </table:table-cell>
              <table:table-cell office:value-type="float" office:value="87.4122958718925">
                <text:p>87.4122958718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2.2114237434127">
                <text:p>92.2114237434127</text:p>
              </table:table-cell>
              <table:table-cell office:value-type="float" office:value="90.2265624347053">
                <text:p>90.2265624347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4.0880231644648">
                <text:p>94.0880231644648</text:p>
              </table:table-cell>
              <table:table-cell office:value-type="float" office:value="93.0408289975181">
                <text:p>93.0408289975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89.8561456584786">
                <text:p>89.8561456584786</text:p>
              </table:table-cell>
              <table:table-cell office:value-type="float" office:value="95.8550955603309">
                <text:p>95.855095560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.445052057944">
                <text:p>100.445052057944</text:p>
              </table:table-cell>
              <table:table-cell office:value-type="float" office:value="98.6693621231437">
                <text:p>98.6693621231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0.957716577686">
                <text:p>100.957716577686</text:p>
              </table:table-cell>
              <table:table-cell office:value-type="float" office:value="101.483628685956">
                <text:p>101.483628685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